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onsolas1" svg:font-family="Consolas" style:font-family-generic="modern" style:font-pitch="fixed"/>
    <style:font-face style:name="Bold" svg:font-family="Bold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MS Sans Serif" svg:font-family="'MS Sans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ld1" svg:font-family="Bold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MS Sans Serif1" svg:font-family="'MS Sans Serif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307cm" fo:margin-top="0cm" fo:margin-bottom="0cm" style:page-number="auto" table:align="left" style:writing-mode="lr-tb"/>
    </style:style>
    <style:style style:name="Таблица1.A" style:family="table-column">
      <style:table-column-properties style:column-width="2.092cm"/>
    </style:style>
    <style:style style:name="Таблица1.B" style:family="table-column">
      <style:table-column-properties style:column-width="3.2cm"/>
    </style:style>
    <style:style style:name="Таблица1.C" style:family="table-column">
      <style:table-column-properties style:column-width="3.32cm"/>
    </style:style>
    <style:style style:name="Таблица1.D" style:family="table-column">
      <style:table-column-properties style:column-width="7.696cm"/>
    </style:style>
    <style:style style:name="Таблица1.1" style:family="table-row">
      <style:table-row-properties style:min-row-height="0.808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2" style:family="table-row">
      <style:table-row-properties style:min-row-height="3.485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onsolas1" fo:font-size="12pt" style:font-size-asian="12pt" style:font-name-complex="MS Sans Serif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nsolas1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onsolas1" fo:font-size="12pt" style:font-size-asian="12pt" style:font-name-complex="Tahoma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onsolas1" fo:font-size="11pt" style:font-size-asian="11pt" style:font-name-complex="Times New Roman1" style:font-size-complex="11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onsolas1" fo:font-size="11pt" style:font-size-asian="11pt" style:font-name-complex="Times New Roman1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onsolas1" fo:font-size="11pt" style:font-size-asian="11pt" style:font-size-complex="11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-complex="MS Sans Serif1"/>
    </style:style>
    <style:style style:name="T4" style:family="text">
      <style:text-properties style:font-name-complex="Tahoma1"/>
    </style:style>
    <style:style style:name="T5" style:family="text">
      <style:text-properties fo:language="en" fo:country="US" style:font-name-complex="Tahoma1"/>
    </style:style>
    <style:style style:name="T6" style:family="text">
      <style:text-properties fo:language="en" fo:country="US" officeooo:rsid="000a57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№ ва<text:line-break/>рианта</text:p>
          </table:table-cell>
          <table:table-cell table:style-name="Таблица1.A1" office:value-type="string">
            <text:p text:style-name="P2">Задание </text:p>
          </table:table-cell>
          <table:table-cell table:style-name="Таблица1.A1" office:value-type="string">
            <text:p text:style-name="P2">Используемые<text:line-break/>ВУ </text:p>
          </table:table-cell>
          <table:table-cell table:style-name="Таблица1.A1" office:value-type="string">
            <text:p text:style-name="P2">Пояснения</text:p>
          </table:table-cell>
        </table:table-row>
        <table:table-row table:style-name="Таблица1.2">
          <table:table-cell table:style-name="Таблица1.A1" office:value-type="string">
            <text:p text:style-name="P3">1 </text:p>
          </table:table-cell>
          <table:table-cell table:style-name="Таблица1.A1" office:value-type="string">
            <text:p text:style-name="P3">Ввод пятиразрядных<text:line-break/>чисел в ячейки ОЗУ</text:p>
          </table:table-cell>
          <table:table-cell table:style-name="Таблица1.A1" office:value-type="string">
            <text:p text:style-name="P3">Клавиатура </text:p>
          </table:table-cell>
          <table:table-cell table:style-name="Таблица1.A1" office:value-type="string">
            <text:p text:style-name="P3">Программа должна обеспечивать ввод последовательности ASCII кодов десятичных цифр (не длиннее пяти), перекодировку в "8421", упаковку в десятичное число (первый введенный символ — старшая цифра) и размещение в ячейке ОЗУ. ASCII-коды не-цифр игнорировать</text:p>
          </table:table-cell>
        </table:table-row>
      </table:table>
      <text:p text:style-name="P1"><text:a xlink:type="simple" xlink:href="https://emc.orgfree.com/model/08_kbd.html" text:style-name="Internet_20_link" text:visited-style-name="Visited_20_Internet_20_Link"><text:span text:style-name="Internet_20_link"><text:span text:style-name="T2">https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://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emc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.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orgfree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.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com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/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model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/08_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kbd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1">.</text:span></text:span></text:a><text:a xlink:type="simple" xlink:href="https://emc.orgfree.com/model/08_kbd.html" text:style-name="Internet_20_link" text:visited-style-name="Visited_20_Internet_20_Link"><text:span text:style-name="Internet_20_link"><text:span text:style-name="T2">html</text:span></text:span></text:a></text:p>
      <text:p text:style-name="P1"><text:a xlink:type="simple" xlink:href="https://www.industrialnets.ru/files/misc/ascii.pdf" text:style-name="Internet_20_link" text:visited-style-name="Visited_20_Internet_20_Link"><text:span text:style-name="Internet_20_link"><text:span text:style-name="T1">https://www.industrialnets.ru/files/misc/ascii.pdf</text:span></text:span></text:a></text:p>
      <text:p text:style-name="P1"><text:a xlink:type="simple" xlink:href="https://fasmworld.ru/uchebnyj-kurs/016-uslovnye-i-bezuslovnye-perexody/" text:style-name="Internet_20_link" text:visited-style-name="Visited_20_Internet_20_Link"><text:span text:style-name="Internet_20_link"><text:span text:style-name="T1">https://fasmworld.ru/uchebnyj-kurs/016-uslovnye-i-bezuslovnye-perexody/</text:span></text:span></text:a></text:p>
      <text:p text:style-name="P1"><text:a xlink:type="simple" xlink:href="https://subscribe.ru/archive/comp.prog.assembler/201002/13160429.html" text:style-name="Internet_20_link" text:visited-style-name="Visited_20_Internet_20_Link"><text:span text:style-name="Internet_20_link"><text:span text:style-name="T1">https://subscribe.ru/archive/comp.prog.assembler/201002/13160429.html</text:span></text:span></text:a></text:p>
      <text:p text:style-name="P8"/>
      <text:p text:style-name="P9">RD #27</text:p>
      <text:p text:style-name="P10">WR 100</text:p>
      <text:p text:style-name="P10">RD #120</text:p>
      <text:p text:style-name="P10">WR R1</text:p>
      <text:p text:style-name="P10"/>
      <text:p text:style-name="P10">RDI #101</text:p>
      <text:p text:style-name="P10">out 1</text:p>
      <text:p text:style-name="P10">RDI #102</text:p>
      <text:p text:style-name="P10">out 1</text:p>
      <text:p text:style-name="P10">RDI #11</text:p>
      <text:p text:style-name="P10">OUT 1</text:p>
      <text:p text:style-name="P10">RDI #103</text:p>
      <text:p text:style-name="P10">out 1</text:p>
      <text:p text:style-name="P10"/>
      <text:p text:style-name="P10">RD #4</text:p>
      <text:p text:style-name="P10">WR R8</text:p>
      <text:p text:style-name="P10">RD R1</text:p>
      <text:p text:style-name="P10">ADD R9</text:p>
      <text:p text:style-name="P10">WR R1</text:p>
      <text:p text:style-name="P10">RD #0</text:p>
      <text:p text:style-name="P10">WR 90</text:p>
      <text:p text:style-name="P10"/>
      <text:p text:style-name="P10">EI</text:p>
      <text:p text:style-name="P10">M: NOP</text:p>
      <text:p text:style-name="P10">NOP</text:p>
      <text:p text:style-name="P10">JMP M</text:p>
      <text:p text:style-name="P10"/>
      <text:p text:style-name="P10">M1: IN 0 <text:s text:c="3"/>; считывание введённого</text:p>
      <text:p text:style-name="P10">WR R0 <text:s text:c="5"/>; символа</text:p>
      <text:p text:style-name="P10"/>
      <text:p text:style-name="P10">RD #4</text:p>
      <text:p text:style-name="P10">WR R9 <text:s text:c="4"/>; счётчик</text:p>
      <text:p text:style-name="P10">RD #0</text:p>
      <text:p text:style-name="P10">WR R6</text:p>
      <text:p text:style-name="P10"/>
      <text:p text:style-name="P10">RD R0 <text:s text:c="6"/>; проверка цифры</text:p>
      <text:p text:style-name="P10">SUB #48</text:p>
      <text:p text:style-name="P10">JS E</text:p>
      <text:p text:style-name="P10">WR R5 <text:s text:c="4"/>; число</text:p>
      <text:p text:style-name="P10">SUB #10</text:p>
      <text:p text:style-name="P10"><text:soft-page-break/>JNS E</text:p>
      <text:p text:style-name="P10"/>
      <text:p text:style-name="P10">RD R5 <text:s text:c="2"/>; тек. десятичное число</text:p>
      <text:p text:style-name="P10">WR R2 <text:s/>; буфер дес. числа</text:p>
      <text:p text:style-name="P10"/>
      <text:p text:style-name="P10">LOOP: RD R2</text:p>
      <text:p text:style-name="P10">DIV #2</text:p>
      <text:p text:style-name="P10">WR R3</text:p>
      <text:p text:style-name="P10">RD R2</text:p>
      <text:p text:style-name="P10">SUB R3</text:p>
      <text:p text:style-name="P10">SUB R3</text:p>
      <text:p text:style-name="P10">WR R4 <text:s/>; остаток от деления</text:p>
      <text:p text:style-name="P10">RD R2</text:p>
      <text:p text:style-name="P10">DIV #2</text:p>
      <text:p text:style-name="P10">WR R2 ; модификация буфера</text:p>
      <text:p text:style-name="P10"/>
      <text:p text:style-name="P10">RD #3</text:p>
      <text:p text:style-name="P10">SUB R9 ; счётчик</text:p>
      <text:p text:style-name="P10">JS MULEND</text:p>
      <text:p text:style-name="P10">WR R7 <text:s/>; число умножений на 10</text:p>
      <text:p text:style-name="P10">MULT: RD R4</text:p>
      <text:p text:style-name="P10">MUL #10</text:p>
      <text:p text:style-name="P10">WR R4</text:p>
      <text:p text:style-name="P10">RD R7</text:p>
      <text:p text:style-name="P10">SUB #1</text:p>
      <text:p text:style-name="P10">WR R7</text:p>
      <text:p text:style-name="P10">JNS MULT</text:p>
      <text:p text:style-name="P10"/>
      <text:p text:style-name="P10">MULEND: RD R6</text:p>
      <text:p text:style-name="P10">ADD R4</text:p>
      <text:p text:style-name="P10">WR R6</text:p>
      <text:p text:style-name="P10"/>
      <text:p text:style-name="P10">RD R9</text:p>
      <text:p text:style-name="P10">SUB #1</text:p>
      <text:p text:style-name="P10">WR R9</text:p>
      <text:p text:style-name="P10">JNS LOOP</text:p>
      <text:p text:style-name="P10"/>
      <text:p text:style-name="P10">RD 90</text:p>
      <text:p text:style-name="P10">MUL #10</text:p>
      <text:p text:style-name="P10">ADD R5</text:p>
      <text:p text:style-name="P10">WR 90</text:p>
      <text:p text:style-name="P10"/>
      <text:p text:style-name="P10">RD R6</text:p>
      <text:p text:style-name="P10">WR @R1+ ; запись в ОЗУ</text:p>
      <text:p text:style-name="P10">RD R8 <text:s text:c="5"/>; проверка перехода</text:p>
      <text:p text:style-name="P10">SUB #1 <text:s text:c="3"/>; к записи нового числа</text:p>
      <text:p text:style-name="P10">JS END</text:p>
      <text:p text:style-name="P10">WR R8 <text:s text:c="4"/>; тек. разр. числа</text:p>
      <text:p text:style-name="P10"/>
      <text:p text:style-name="P10">E: RDI #101</text:p>
      <text:p text:style-name="P10">out 1</text:p>
      <text:p text:style-name="P10">RDI #103</text:p>
      <text:p text:style-name="P10">out 1</text:p>
      <text:p text:style-name="P10">IRET</text:p>
      <text:p text:style-name="P10">END: OUT</text:p>
      <text:p text:style-name="P10">H<text:span text:style-name="T6">L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onsolas1" svg:font-family="Consolas" style:font-family-generic="modern" style:font-pitch="fixed"/>
    <style:font-face style:name="Bold" svg:font-family="Bold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MS Sans Serif" svg:font-family="'MS Sans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ld1" svg:font-family="Bold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MS Sans Serif1" svg:font-family="'MS Sans Serif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Bold" fo:font-family="Bold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21" style:family="text" style:parent-style-name="Default_20_Paragraph_20_Font">
      <style:text-properties fo:color="#000000" style:font-name="Times-Roman" fo:font-family="Times-Roman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31" style:family="text" style:parent-style-name="Default_20_Paragraph_20_Font">
      <style:text-properties fo:color="#000000" style:font-name="TimesNewRoman" fo:font-family="TimesNewRoman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udent</meta:initial-creator>
    <meta:editing-cycles>12</meta:editing-cycles>
    <meta:creation-date>2025-03-11T12:15:00</meta:creation-date>
    <dc:date>2025-03-24T20:47:19.029000000</dc:date>
    <meta:editing-duration>PT3H46M59S</meta:editing-duration>
    <meta:generator>LibreOffice/6.3.6.2$Windows_X86_64 LibreOffice_project/2196df99b074d8a661f4036fca8fa0cbfa33a497</meta:generator>
    <meta:document-statistic meta:table-count="1" meta:image-count="0" meta:object-count="0" meta:page-count="2" meta:paragraph-count="94" meta:word-count="266" meta:character-count="1367" meta:non-whitespace-character-count="1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